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itional functionality design.</text:p>
      <text:p text:style-name="Standard"/>
      <text:p text:style-name="Standard">user system</text:p>
      <text:p text:style-name="Standard"/>
      <text:p text:style-name="Standard">New table to users</text:p>
      <text:p text:style-name="Standard"/>
      <text:p text:style-name="Standard">Username – varchar used to log in.</text:p>
      <text:p text:style-name="Standard">Password – varchar used to log in</text:p>
      <text:p text:style-name="Standard">ID (Primary key) – Int used for logging who did what.</text:p>
      <text:p text:style-name="Standard">Permissions – used to determine what a user can do</text:p>
      <text:p text:style-name="Standard"/>
      <text:p text:style-name="Standard">System admin – no limitations</text:p>
      <text:p text:style-name="Standard">Can see all users and their passwords, can add/remove users and reset passwords</text:p>
      <text:p text:style-name="Standard">Can see and make changes to items, orders and customers.</text:p>
      <text:p text:style-name="Standard">Can track what user made what change to the database.</text:p>
      <text:p text:style-name="Standard"/>
      <text:p text:style-name="Standard">Manager – Shop only control</text:p>
      <text:p text:style-name="Standard">Can see users and their permission level but not their passwords.</text:p>
      <text:p text:style-name="Standard">Can change own password.</text:p>
      <text:p text:style-name="Standard">Can see and make changes to items.</text:p>
      <text:p text:style-name="Standard">Can view the data for orders and customers.</text:p>
      <text:p text:style-name="Standard">Can track what user made what change to the database.</text:p>
      <text:p text:style-name="Standard"/>
      <text:p text:style-name="Standard">Worker – Item only control</text:p>
      <text:p text:style-name="Standard">Cannot see users or passwords.</text:p>
      <text:p text:style-name="Standard">Can change own password.</text:p>
      <text:p text:style-name="Standard">Can view a list of orders and items.</text:p>
      <text:p text:style-name="Standard"/>
      <text:p text:style-name="Standard"/>
      <text:p text:style-name="Standard">Customer – Self and own order control</text:p>
      <text:p text:style-name="Standard">Cannot see users or passwords.</text:p>
      <text:p text:style-name="Standard">Can change own password.</text:p>
      <text:p text:style-name="Standard">Can create or delete an order for their related customer in the customer table.</text:p>
      <text:p text:style-name="Standard">Can add and remove items from their orders.</text:p>
      <text:p text:style-name="P1">As a system Admin I want to be able to add a user at manager or worker level.</text:p>
      <text:p text:style-name="Standard">As a system Admin I want to be able to control the entire database so I can deal with technical issues.</text:p>
      <text:p text:style-name="Standard">As a system Admin I want customer accounts to be created automatically so I don't have to create them all myself.</text:p>
      <text:p text:style-name="Standard">As the System administrator I want to keep track of what changes are made the the database so I can trace where issues originate from.</text:p>
      <text:p text:style-name="Standard"/>
      <text:p text:style-name="Standard">As a manager I want to be able to change my password so I can secure my account.</text:p>
      <text:p text:style-name="Standard">As a manager I want to be able to see all of the users in the system so I know who has access to the system.</text:p>
      <text:p text:style-name="Standard">As a manager I want to be able to see who made changes to the database so I can track if anyone has been acting maliciously</text:p>
      <text:p text:style-name="Standard">As a manager I want to be able to remove items </text:p>
      <text:p text:style-name="Standard"/>
      <text:p text:style-name="Standard">As a worker I want to be able to view a list of every order, so I can fulfil an order.</text:p>
      <text:p text:style-name="Standard">As a worker I want to be able to view a list of every item, so I can find items.</text:p>
      <text:p text:style-name="Standard">As a worker I want to be able to change my password so I can secure my account.</text:p>
      <text:p text:style-name="Standard"/>
      <text:p text:style-name="Standard">As a customer I want to be able to change my password so I can secure my account.</text:p>
      <text:p text:style-name="Standard">As a customer I want to be able to view all of the orders relating to me.</text:p>
      <text:p text:style-name="Standard">As a customer I want to be able to create an order and add items to it.</text:p>
      <text:p text:style-name="Standard">As a customer I want to be able to review my orders.</text:p>
      <text:p text:style-name="Standard">As a customer I want to be able to remove items from an order and delete orders entirely.</text:p>
      <text:p text:style-name="P1">Error message for out of range read.</text:p>
      <text:p text:style-name="Standard">Better formatting.</text:p>
      <text:p text:style-name="Standard">Receip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2T12:02:45.36</meta:creation-date>
    <dc:date>2021-02-26T12:19:14.73</dc:date>
    <meta:editing-duration>PT44M4S</meta:editing-duration>
    <meta:editing-cycles>4</meta:editing-cycles>
    <meta:generator>OpenOffice/4.1.9$Win32 OpenOffice.org_project/419m1$Build-9805</meta:generator>
    <meta:document-statistic meta:table-count="0" meta:image-count="0" meta:object-count="0" meta:page-count="3" meta:paragraph-count="45" meta:word-count="504" meta:character-count="2482"/>
  </office:meta>
</office:document-meta>
</file>